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Droid Sans Devanagari" svg:font-family="'Droid Sans Devanagar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425in" style:rel-width="96%" fo:margin-top="0in" fo:margin-bottom="0.0785in" table:align="center"/>
    </style:style>
    <style:style style:name="Table1.A" style:family="table-column">
      <style:table-column-properties style:column-width="0.8035in" style:rel-column-width="23*"/>
    </style:style>
    <style:style style:name="Table1.A1" style:family="table-cell">
      <style:table-cell-properties fo:padding="0.0625in" fo:border-left="none" fo:border-right="none" fo:border-top="0.05pt solid #000000" fo:border-bottom="none"/>
    </style:style>
    <style:style style:name="Table1.A2" style:family="table-cell">
      <style:table-cell-properties fo:padding="0.0625in" fo:border-left="none" fo:border-right="none" fo:border-top="none" fo:border-bottom="0.05pt solid #000000"/>
    </style:style>
    <style:style style:name="Table2" style:family="table">
      <style:table-properties style:width="6.425in" style:rel-width="96%" fo:margin-top="0in" fo:margin-bottom="0.0785in" table:align="center"/>
    </style:style>
    <style:style style:name="Table2.A" style:family="table-column">
      <style:table-column-properties style:column-width="0.8035in" style:rel-column-width="23*"/>
    </style:style>
    <style:style style:name="Table2.A1" style:family="table-cell">
      <style:table-cell-properties fo:padding="0.0625in" fo:border-left="none" fo:border-right="none" fo:border-top="0.05pt solid #000000" fo:border-bottom="none"/>
    </style:style>
    <style:style style:name="Table2.A2" style:family="table-cell">
      <style:table-cell-properties fo:padding="0.0625in" fo:border-left="none" fo:border-right="none" fo:border-top="none" fo:border-bottom="0.05pt solid #000000"/>
    </style:style>
    <style:style style:name="Table3" style:family="table">
      <style:table-properties style:width="6.425in" style:rel-width="96%" fo:margin-top="0in" fo:margin-bottom="0.0785in" table:align="center"/>
    </style:style>
    <style:style style:name="Table3.A" style:family="table-column">
      <style:table-column-properties style:column-width="0.8035in" style:rel-column-width="23*"/>
    </style:style>
    <style:style style:name="Table3.A1" style:family="table-cell">
      <style:table-cell-properties fo:padding="0.0625in" fo:border-left="none" fo:border-right="none" fo:border-top="0.05pt solid #000000" fo:border-bottom="none"/>
    </style:style>
    <style:style style:name="Table3.A2" style:family="table-cell">
      <style:table-cell-properties fo:padding="0.0625in" fo:border-left="none" fo:border-right="none" fo:border-top="none" fo:border-bottom="0.05pt solid #000000"/>
    </style:style>
    <style:style style:name="Table4" style:family="table">
      <style:table-properties style:width="6.425in" style:rel-width="96%" fo:margin-top="0in" fo:margin-bottom="0.0785in" table:align="center"/>
    </style:style>
    <style:style style:name="Table4.A" style:family="table-column">
      <style:table-column-properties style:column-width="0.5354in" style:rel-column-width="23*"/>
    </style:style>
    <style:style style:name="Table4.A1" style:family="table-cell">
      <style:table-cell-properties fo:padding="0.0625in" fo:border-left="none" fo:border-right="none" fo:border-top="0.05pt solid #000000" fo:border-bottom="none"/>
    </style:style>
    <style:style style:name="Table4.A2" style:family="table-cell">
      <style:table-cell-properties fo:padding="0.0625in" fo:border-left="none" fo:border-right="none" fo:border-top="none" fo:border-bottom="0.05pt solid #000000"/>
    </style:style>
    <style:style style:name="Table5" style:family="table">
      <style:table-properties style:width="6.425in" style:rel-width="96%" fo:margin-top="0in" fo:margin-bottom="0.0785in" table:align="center"/>
    </style:style>
    <style:style style:name="Table5.A" style:family="table-column">
      <style:table-column-properties style:column-width="0.5354in" style:rel-column-width="23*"/>
    </style:style>
    <style:style style:name="Table5.A1" style:family="table-cell">
      <style:table-cell-properties fo:padding="0.0625in" fo:border-left="none" fo:border-right="none" fo:border-top="0.05pt solid #000000" fo:border-bottom="none"/>
    </style:style>
    <style:style style:name="Table5.A2" style:family="table-cell">
      <style:table-cell-properties fo:padding="0.0625in" fo:border-left="none" fo:border-right="none" fo:border-top="none" fo:border-bottom="0.05pt solid #000000"/>
    </style:style>
    <style:style style:name="Table6" style:family="table">
      <style:table-properties style:width="6.425in" style:rel-width="96%" fo:margin-top="0in" fo:margin-bottom="0.0785in" table:align="center"/>
    </style:style>
    <style:style style:name="Table6.A" style:family="table-column">
      <style:table-column-properties style:column-width="0.5354in" style:rel-column-width="23*"/>
    </style:style>
    <style:style style:name="Table6.A1" style:family="table-cell">
      <style:table-cell-properties fo:padding="0.0625in" fo:border-left="none" fo:border-right="none" fo:border-top="0.05pt solid #000000" fo:border-bottom="none"/>
    </style:style>
    <style:style style:name="Table6.A2" style:family="table-cell">
      <style:table-cell-properties fo:padding="0.0625in" fo:border-left="none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paragraph-rsid="001da9a3"/>
    </style:style>
    <style:style style:name="P3" style:family="paragraph" style:parent-style-name="Text_20_body">
      <style:paragraph-properties>
        <style:tab-stops>
          <style:tab-stop style:position="3.3465in" style:type="center"/>
          <style:tab-stop style:position="6.6929in" style:type="right"/>
        </style:tab-stops>
      </style:paragraph-properties>
      <style:text-properties officeooo:paragraph-rsid="001da9a3"/>
    </style:style>
    <style:style style:name="P4" style:family="paragraph" style:parent-style-name="Text_20_body">
      <style:paragraph-properties fo:text-align="center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5" style:family="paragraph" style:parent-style-name="Text_20_body">
      <style:paragraph-properties>
        <style:tab-stops>
          <style:tab-stop style:position="3.3465in" style:type="center"/>
          <style:tab-stop style:position="6.6929in" style:type="right"/>
        </style:tab-stops>
      </style:paragraph-properties>
      <style:text-properties officeooo:rsid="001da9a3" officeooo:paragraph-rsid="001da9a3"/>
    </style:style>
    <style:style style:name="P6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a9a3"/>
    </style:style>
    <style:style style:name="Sect1" style:family="section">
      <style:section-properties fo:background-color="#c0c0c0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  <text:sequence-decl text:display-outline-level="2" text:separation-character="." text:name="Listing"/>
      </text:sequence-decls>
      <text:p text:style-name="OrgTitle"><text:title>Μέτρηση Ωμικής Αντίστασης, ρεύματος και τάσης</text:title></text:p>
      <text:p text:style-name="OrgTitle"/>
      <text:p text:style-name="OrgSubtitle"><text:initial-creator>Τοροσιάν Νικόλας ΤΜ6220</text:initial-creator></text:p>
      <text:p text:style-name="OrgSubtitle"/>
      <text:table-of-content text:style-name="Sect1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Contents_20_1"><text:a xlink:type="simple" xlink:href="#orgdfd1edc" text:style-name="Internet_20_link" text:visited-style-name="Visited_20_Internet_20_Link">1. Άσκηση 1</text:a></text:p>
          <text:p text:style-name="Contents_20_1"><text:a xlink:type="simple" xlink:href="#org9a0f962" text:style-name="Internet_20_link" text:visited-style-name="Visited_20_Internet_20_Link">2. Άσκηση 2</text:a></text:p>
        </text:index-body>
      </text:table-of-content>
      <text:h text:style-name="Heading_20_1" text:outline-level="1"><text:bookmark-start text:name="OrgXref.orgdfd1edc"/><text:bookmark text:name="orgdfd1edc"/>Άσκηση 1 <text:bookmark-end text:name="OrgXref.orgdfd1edc"/></text:h>
      <text:p text:style-name="Text_20_body">Δίνεται κύκλωμα όπου R1=1 kΩ, R2=1.5 kΩ, R3=680 Ω, R4=220 Ω </text:p>
      <text:p text:style-name="Text_20_body">Μετρήσεις Εργαστηριακής εγκατάστασης </text:p>
      <text:section text:style-name="Sect2" text:name="Section1">
        <table:table table:name="Table1" table:style-name="Table1">
          <table:table-column table:style-name="Table1.A" table:number-columns-repeated="8"/>
          <table:table-row>
            <table:table-cell table:style-name="Table1.A1" office:value-type="string">
              <text:p text:style-name="OrgTableContentsRight">Vr1</text:p>
            </table:table-cell>
            <table:table-cell table:style-name="Table1.A1" office:value-type="string">
              <text:p text:style-name="OrgTableContentsRight">Vr2</text:p>
            </table:table-cell>
            <table:table-cell table:style-name="Table1.A1" office:value-type="string">
              <text:p text:style-name="OrgTableContentsRight">Vr3</text:p>
            </table:table-cell>
            <table:table-cell table:style-name="Table1.A1" office:value-type="string">
              <text:p text:style-name="OrgTableContentsRight">Vr4</text:p>
            </table:table-cell>
            <table:table-cell table:style-name="Table1.A1" office:value-type="string">
              <text:p text:style-name="OrgTableContentsRight">I1</text:p>
            </table:table-cell>
            <table:table-cell table:style-name="Table1.A1" office:value-type="string">
              <text:p text:style-name="OrgTableContentsRight">I2</text:p>
            </table:table-cell>
            <table:table-cell table:style-name="Table1.A1" office:value-type="string">
              <text:p text:style-name="OrgTableContentsRight">I3</text:p>
            </table:table-cell>
            <table:table-cell table:style-name="Table1.A1" office:value-type="string">
              <text:p text:style-name="OrgTableContentsRight">I4</text:p>
            </table:table-cell>
          </table:table-row>
          <table:table-row>
            <table:table-cell table:style-name="Table1.A2" office:value-type="string">
              <text:p text:style-name="OrgTableContentsRight">7.63</text:p>
            </table:table-cell>
            <table:table-cell table:style-name="Table1.A2" office:value-type="string">
              <text:p text:style-name="OrgTableContentsRight">4.36</text:p>
            </table:table-cell>
            <table:table-cell table:style-name="Table1.A2" office:value-type="string">
              <text:p text:style-name="OrgTableContentsRight">3.3</text:p>
            </table:table-cell>
            <table:table-cell table:style-name="Table1.A2" office:value-type="string">
              <text:p text:style-name="OrgTableContentsRight">1.69</text:p>
            </table:table-cell>
            <table:table-cell table:style-name="Table1.A2" office:value-type="string">
              <text:p text:style-name="OrgTableContentsRight">7.83</text:p>
            </table:table-cell>
            <table:table-cell table:style-name="Table1.A2" office:value-type="string">
              <text:p text:style-name="OrgTableContentsRight">2.96</text:p>
            </table:table-cell>
            <table:table-cell table:style-name="Table1.A2" office:value-type="string">
              <text:p text:style-name="OrgTableContentsRight">4.91</text:p>
            </table:table-cell>
            <table:table-cell table:style-name="Table1.A2" office:value-type="string">
              <text:p text:style-name="OrgTableContentsRight">4.91</text:p>
            </table:table-cell>
          </table:table-row>
        </table:table>
      </text:section>
      <text:p text:style-name="Text_20_body">Μετρήσεις Tinkercad </text:p>
      <text:section text:style-name="Sect2" text:name="Section2">
        <table:table table:name="Table2" table:style-name="Table2">
          <table:table-column table:style-name="Table2.A" table:number-columns-repeated="8"/>
          <table:table-row>
            <table:table-cell table:style-name="Table2.A1" office:value-type="string">
              <text:p text:style-name="OrgTableContentsRight">Vr1</text:p>
            </table:table-cell>
            <table:table-cell table:style-name="Table2.A1" office:value-type="string">
              <text:p text:style-name="OrgTableContentsRight">Vr2</text:p>
            </table:table-cell>
            <table:table-cell table:style-name="Table2.A1" office:value-type="string">
              <text:p text:style-name="OrgTableContentsRight">Vr3</text:p>
            </table:table-cell>
            <table:table-cell table:style-name="Table2.A1" office:value-type="string">
              <text:p text:style-name="OrgTableContentsRight">Vr4</text:p>
            </table:table-cell>
            <table:table-cell table:style-name="Table2.A1" office:value-type="string">
              <text:p text:style-name="OrgTableContentsRight">I1</text:p>
            </table:table-cell>
            <table:table-cell table:style-name="Table2.A1" office:value-type="string">
              <text:p text:style-name="OrgTableContentsRight">I2</text:p>
            </table:table-cell>
            <table:table-cell table:style-name="Table2.A1" office:value-type="string">
              <text:p text:style-name="OrgTableContentsRight">I3</text:p>
            </table:table-cell>
            <table:table-cell table:style-name="Table2.A1" office:value-type="string">
              <text:p text:style-name="OrgTableContentsRight">I4</text:p>
            </table:table-cell>
          </table:table-row>
          <table:table-row>
            <table:table-cell table:style-name="Table2.A2" office:value-type="string">
              <text:p text:style-name="OrgTableContentsRight">7.68</text:p>
            </table:table-cell>
            <table:table-cell table:style-name="Table2.A2" office:value-type="string">
              <text:p text:style-name="OrgTableContentsRight">4.32</text:p>
            </table:table-cell>
            <table:table-cell table:style-name="Table2.A2" office:value-type="string">
              <text:p text:style-name="OrgTableContentsRight">3.26</text:p>
            </table:table-cell>
            <table:table-cell table:style-name="Table2.A2" office:value-type="string">
              <text:p text:style-name="OrgTableContentsRight">1.06</text:p>
            </table:table-cell>
            <table:table-cell table:style-name="Table2.A2" office:value-type="string">
              <text:p text:style-name="OrgTableContentsRight">7.68</text:p>
            </table:table-cell>
            <table:table-cell table:style-name="Table2.A2" office:value-type="string">
              <text:p text:style-name="OrgTableContentsRight">2.88</text:p>
            </table:table-cell>
            <table:table-cell table:style-name="Table2.A2" office:value-type="string">
              <text:p text:style-name="OrgTableContentsRight">4.80</text:p>
            </table:table-cell>
            <table:table-cell table:style-name="Table2.A2" office:value-type="string">
              <text:p text:style-name="OrgTableContentsRight">4.80</text:p>
            </table:table-cell>
          </table:table-row>
        </table:table>
      </text:section>
      <text:p text:style-name="Text_20_body">Μετρήσεις Θεωριτικής επίλυσης κυκλώματος </text:p>
      <text:p text:style-name="P2">Kirchhoff <text:s/><text:span text:style-name="OrgCode"><draw:g text:anchor-type="as-char" svg:y="-0.1102in" draw:z-index="2" draw:style-name="gr1"><svg:title>TexMaths</svg:title><svg:desc>12§display§\(1_s_t\)§svg§600§FALSE§</svg:desc><draw:g draw:style-name="gr2"><draw:path draw:style-name="gr7" draw:text-style-name="P6" svg:width="0.1803in" svg:height="0.1185in" svg:x="0.0004in" svg:y="0.0083in" svg:viewBox="0 0 459 302" svg:d="M0 0c153 0 306 0 459 0 0 101 0 201 0 302-153 0-306 0-459 0 0-101 0-201 0-302z"><text:p/></draw:path><draw:path draw:style-name="gr8" draw:text-style-name="P7" svg:width="0.0547in" svg:height="0.1094in" svg:x="0.0063in" svg:y="0in" svg:viewBox="0 0 140 279" svg:d="M87 11c0-10 0-11-10-11-26 26-64 26-77 26 0 5 0 9 0 14 8 0 34 0 55-11 0 72 0 144 0 216 0 16-1 21-39 21-5 0-9 0-14 0 0 5 0 9 0 13 16-1 52-1 69-1s53 0 69 1c0-4 0-8 0-13-5 0-10 0-14 0-38 0-39-5-39-21 0-78 0-156 0-234z"><text:p/></draw:path><draw:path draw:style-name="gr9" draw:text-style-name="P7" svg:width="0.0457in" svg:height="0.0516in" svg:x="0.0831in" svg:y="0.0835in" svg:viewBox="0 0 117 132" svg:d="M106 18c-9 2-13 8-13 14 0 8 6 10 11 10 2 0 13-2 13-17 0-19-21-25-39-25-46 0-54 34-54 42 0 11 6 18 10 22 8 6 13 7 33 11 6 1 26 4 26 19 0 5-4 17-16 24-12 6-26 6-30 6-12 0-29-3-35-12 10-1 16-9 16-17 0-7-5-11-11-11-9 0-17 6-17 19 0 18 18 29 47 29 54 0 64-37 64-48 0-27-29-32-40-35-4-1-11-2-12-2-11-3-17-9-17-15 0-7 6-15 12-19 9-5 18-6 24-6s21 1 28 11z"><text:p/></draw:path><draw:path draw:style-name="gr10" draw:text-style-name="P7" svg:width="0.039in" svg:height="0.0728in" svg:x="0.15in" svg:y="0.0626in" svg:viewBox="0 0 100 186" svg:d="M60 69c10 0 21 0 30 0 6 0 10 0 10-8 0-3-4-3-9-3-9 0-19 0-28 0 3-15 7-29 10-44 2-2 2-3 2-4 0-5-4-10-10-10-7 0-12 6-14 13s2-7-11 45c-10 0-21 0-30 0-6 0-10 0-10 6 0 5 4 5 8 5 10 0 20 0 29 0-6 22-12 45-18 69-1 7-3 18-3 22 0 16 14 26 31 26 32 0 52-39 52-43 0-5-4-4-5-5-4 0-5 1-7 6-8 18-23 34-39 34-7 0-11-4-11-13 0-3 2-9 2-12 7-29 14-57 21-84z"><text:p/></draw:path></draw:g></draw:g></text:span><text:s/>law </text:p>
      <text:p text:style-name="P4"><draw:g text:anchor-type="as-char" svg:y="-0.2661in" draw:z-index="0" draw:style-name="gr1"><svg:title>TexMaths</svg:title><svg:desc>12§display§\[\sum_{n=1}^{n} I_n = 0\] §svg§600§FALSE§</svg:desc><draw:g draw:style-name="gr2"><draw:path draw:style-name="gr21" draw:text-style-name="P6" svg:width="0.7209in" svg:height="0.4358in" svg:x="0.0031in" svg:y="0.0083in" svg:viewBox="0 0 1832 1108" svg:d="M0 0c611 0 1221 0 1832 0 0 370 0 738 0 1108-611 0-1221 0-1832 0 0-370 0-738 0-1108z"><text:p/></draw:path><draw:path draw:style-name="gr22" draw:text-style-name="P7" svg:width="0.0709in" svg:height="0.052in" svg:x="0.0839in" svg:y="0in" svg:viewBox="0 0 181 133" svg:d="M23 112c-1 3-4 10-4 12 0 6 6 9 11 9s10-5 11-7c1-4 3-12 6-18 1-5 5-19 6-26 2-6 3-14 5-20 3-12 3-14 13-26 7-12 21-28 43-28 18 0 18 15 18 21 0 18-13 50-18 62-2 9-4 12-4 17 0 16 14 25 28 25 30 0 43-41 43-45s-3-3-5-4c-4 0-4 2-6 5-7 24-19 36-31 36-6 0-7-4-7-11 0-6 1-10 6-24 4-8 16-40 16-56 0-29-23-34-39-34-24 0-41 16-49 26-2-20-19-26-31-26-13 0-21 10-24 16-6 10-11 27-11 30s5 3 6 3c4 0 4-1 6-9 5-17 10-32 22-32 7 0 9 6 9 15 0 6-2 15-5 24-2 7-4 20-6 26-3 13-6 25-9 39z"><text:p/></draw:path><draw:path draw:style-name="gr23" draw:text-style-name="P7" svg:width="0.2205in" svg:height="0.2311in" svg:x="0.0094in" svg:y="0.1012in" svg:viewBox="0 0 561 588" svg:d="M510 588c17-44 34-89 51-133-4 0-8 0-11 0-16 44-61 72-109 85-9 3-51 13-131 13-86 0-170 0-255 0 72-84 143-168 215-252 3-3 4-5 4-6s0-2-4-7c-65-90-131-179-196-268 77 0 154 0 231 0 56 0 95 6 98 6 23 4 60 11 94 33 10 6 38 25 53 59 3 0 7 0 11 0-17-40-34-78-51-118-167 0-332 0-499 0-10 0-10 0-11 2 0 2 0 10 0 15 74 102 148 203 222 305-73 85-145 170-218 254-4 5-4 7-4 9 0 3 4 3 11 3 167 0 332 0 499 0z"><text:p/></draw:path><draw:path draw:style-name="gr24" draw:text-style-name="P7" svg:width="0.0705in" svg:height="0.052in" svg:x="0.0004in" svg:y="0.4008in" svg:viewBox="0 0 180 133" svg:d="M22 112c-2 3-3 10-3 12 0 7 5 9 10 9s8-3 11-6c1-3 4-12 6-19 1-5 4-19 6-26 2-6 3-14 4-20 4-12 5-14 14-26 8-12 21-28 44-28 17 0 17 16 17 21 0 18-12 50-17 63-4 8-5 11-5 16 0 16 13 25 28 25 30 0 43-41 43-45s-4-4-5-4c-5 0-5 2-6 5-7 24-19 36-31 36-6 0-7-4-7-10 0-7 1-11 7-24 4-9 16-41 16-57 0-29-23-34-39-34-25 0-41 16-50 26-3-19-19-26-31-26-14 0-20 10-24 16-6 10-10 28-10 30 0 3 4 3 5 3 3 0 3-1 6-8 5-18 9-33 21-33 8 0 10 6 10 15 0 6-4 15-5 24-2 7-5 20-6 27-3 12-6 26-9 38z"><text:p/></draw:path><draw:path draw:style-name="gr25" draw:text-style-name="P7" svg:width="0.085in" svg:height="0.0307in" svg:x="0.085in" svg:y="0.4071in" svg:viewBox="0 0 217 79" svg:d="M205 14c5 0 12 0 12-7s-7-7-11-7c-64 0-130 0-195 0-4 0-11 0-11 7s6 7 11 7c65 0 129 0 194 0zM206 79c4 0 11 0 11-7s-7-7-12-7c-65 0-129 0-194 0-5 0-11 0-11 7s7 7 11 7c65 0 131 0 195 0z"><text:p/></draw:path><draw:path draw:style-name="gr26" draw:text-style-name="P7" svg:width="0.0417in" svg:height="0.0772in" svg:x="0.1913in" svg:y="0.3748in" svg:viewBox="0 0 107 197" svg:d="M67 8c0-7-1-8-9-8-20 19-46 19-58 19 0 4 0 7 0 11 7 0 26 0 43-8 0 50 0 99 0 150 0 9 0 14-30 14-3 0-7 0-11 0 0 4 0 7 0 11 5-1 41-1 52-1 10 0 47 0 53 1 0-4 0-7 0-11-4 0-7 0-11 0-29 0-29-5-29-14 0-54 0-110 0-164z"><text:p/></draw:path><draw:path draw:style-name="gr27" draw:text-style-name="P7" svg:width="0.076in" svg:height="0.1126in" svg:x="0.2783in" svg:y="0.1453in" svg:viewBox="0 0 194 287" svg:d="M143 32c3-15 5-20 38-20 10 0 13 0 13-7 0-5-4-5-6-5-12 0-43 1-55 1-13 0-44-1-56-1-4 0-9 0-9 8 0 4 4 4 12 4 17 0 29 0 29 8 0 3 0 4-1 8-19 75-37 151-56 226-4 16-5 21-39 21-9 0-13 0-13 8 0 4 5 4 6 4 12 0 43-1 55-1s43 1 57 1c3 0 8 0 8-7 0-5-4-5-13-5-7 0-10 0-18-1-9-2-10-3-10-8 0-3 0-7 1-9 20-75 38-150 57-225z"><text:p/></draw:path><draw:path draw:style-name="gr28" draw:text-style-name="P7" svg:width="0.0705in" svg:height="0.052in" svg:x="0.3512in" svg:y="0.2319in" svg:viewBox="0 0 180 133" svg:d="M22 112c-2 3-3 10-3 12 0 6 5 9 10 9s9-5 12-7c1-2 3-12 5-18 1-6 4-19 6-26 2-8 3-14 6-21 2-12 3-14 12-26 8-12 21-27 44-27 17 0 17 15 17 21 0 18-12 50-17 62-4 9-5 11-5 16 0 15 13 26 28 26 30 0 43-41 43-45s-4-4-5-4c-5 0-5 1-6 5-6 24-19 36-31 36-6 0-7-5-7-11 0-7 1-11 7-24 4-8 16-41 16-56 0-29-23-34-39-34-25 0-41 14-50 26-3-20-19-26-31-26-14 0-20 8-24 16-6 10-10 27-10 28 0 4 4 4 5 4 3 0 3 0 6-8 5-17 11-32 21-32 9 0 10 6 10 15 0 5-4 15-5 24-2 8-5 20-6 26-3 13-6 25-9 39z"><text:p/></draw:path><draw:path draw:style-name="gr29" draw:text-style-name="P7" svg:width="0.1102in" svg:height="0.0382in" svg:x="0.4906in" svg:y="0.198in" svg:viewBox="0 0 281 98" svg:d="M267 17c6 0 14 0 14-9 0-8-8-8-14-8-85 0-169 0-253 0-6 0-14 0-14 8 0 9 8 9 14 9 84 0 168 0 253 0zM267 98c6 0 14 0 14-8s-8-8-14-8c-85 0-169 0-253 0-6 0-14 0-14 8s8 8 14 8c84 0 168 0 253 0z"><text:p/></draw:path><draw:path draw:style-name="gr30" draw:text-style-name="P7" svg:width="0.0697in" svg:height="0.1134in" svg:x="0.663in" svg:y="0.148in" svg:viewBox="0 0 178 289" svg:d="M178 145c0-33-3-67-17-98-19-41-54-47-72-47-25 0-55 11-73 49-14 30-16 63-16 96 0 31 2 70 19 102 18 34 49 42 70 42 23 0 55-8 73-49 13-29 16-61 16-95zM89 280c-17 0-42-10-49-51-5-25-5-63-5-89 0-27 0-55 3-78 9-50 40-54 51-54 13 0 42 9 49 50 5 24 5 56 5 82 0 32 0 60-5 88-6 40-30 52-49 52z"><text:p/></draw:path></draw:g></draw:g><text:span text:style-name="T1"><text:tab/><text:tab/>(Equation </text:span><text:span text:style-name="T1"><text:sequence text:ref-name="refEquation0" text:name="Equation" text:formula="ooow:Equation+1" style:num-format="1">1.1</text:sequence></text:span><text:span text:style-name="T1">)</text:span></text:p>
      <text:p text:style-name="P3">Kirchhoff <text:s/><text:span text:style-name="OrgCode"><draw:g text:anchor-type="as-char" svg:y="-0.1102in" draw:z-index="3" draw:style-name="gr1"><svg:title>TexMaths</svg:title><svg:desc>12§display§\(2_s_t\)§svg§600§FALSE§</svg:desc><draw:g draw:style-name="gr2"><draw:path draw:style-name="gr3" draw:text-style-name="P6" svg:width="0.1803in" svg:height="0.1185in" svg:x="0.0004in" svg:y="0.0083in" svg:viewBox="0 0 459 302" svg:d="M0 0c153 0 306 0 459 0 0 101 0 201 0 302-153 0-306 0-459 0 0-101 0-201 0-302z"><text:p/></draw:path><draw:path draw:style-name="gr4" draw:text-style-name="P7" svg:width="0.0654in" svg:height="0.1094in" svg:x="0.0004in" svg:y="0in" svg:viewBox="0 0 167 279" svg:d="M31 247c16-15 30-29 46-44 65-56 90-79 90-121 0-48-37-82-89-82-48 0-78 38-78 76 0 24 20 24 22 24 7 0 21-5 21-23 0-11-7-22-21-22-4 0-5 0-6 2 9-28 32-44 56-44 39 0 57 34 57 69 0 33-21 67-44 91-27 30-54 60-81 90-4 5-4 6-4 16 52 0 104 0 155 0 4-24 7-48 12-73-3 0-7 0-9 0-3 13-6 31-10 37-4 4-31 4-40 4-25 0-51 0-77 0z"><text:p/></draw:path><draw:path draw:style-name="gr5" draw:text-style-name="P7" svg:width="0.0457in" svg:height="0.0516in" svg:x="0.0831in" svg:y="0.0835in" svg:viewBox="0 0 117 132" svg:d="M106 18c-9 2-13 8-13 14 0 8 6 10 11 10 2 0 13-2 13-17 0-19-21-25-39-25-46 0-54 34-54 42 0 11 6 18 10 22 8 6 13 7 33 11 6 1 26 4 26 19 0 5-4 17-16 24-12 6-26 6-30 6-12 0-29-3-35-12 10-1 16-9 16-17 0-7-5-11-11-11-9 0-17 6-17 19 0 18 18 29 47 29 54 0 64-37 64-48 0-27-29-32-40-35-4-1-11-2-12-2-11-3-17-9-17-15 0-7 6-15 12-19 9-5 18-6 24-6s21 1 28 11z"><text:p/></draw:path><draw:path draw:style-name="gr6" draw:text-style-name="P7" svg:width="0.039in" svg:height="0.0728in" svg:x="0.15in" svg:y="0.0626in" svg:viewBox="0 0 100 186" svg:d="M60 69c10 0 21 0 30 0 6 0 10 0 10-8 0-3-4-3-9-3-9 0-19 0-28 0 3-15 7-29 10-44 2-2 2-3 2-4 0-5-4-10-10-10-7 0-12 6-14 13s2-7-11 45c-10 0-21 0-30 0-6 0-10 0-10 6 0 5 4 5 8 5 10 0 20 0 29 0-6 22-12 45-18 69-1 7-3 18-3 22 0 16 14 26 31 26 32 0 52-39 52-43 0-5-4-4-5-5-4 0-5 1-7 6-8 18-23 34-39 34-7 0-11-4-11-13 0-3 2-9 2-12 7-29 14-57 21-84z"><text:p/></draw:path></draw:g></draw:g></text:span><text:s/>law </text:p>
      <text:p text:style-name="P5"><draw:g text:anchor-type="as-char" svg:y="-0.2571in" draw:z-index="1" draw:style-name="gr1"><svg:title>TexMaths</svg:title><svg:desc>12§display§\[\sum_{n=1}^{n} V_n = 0\]§svg§600§FALSE§</svg:desc><draw:g draw:style-name="gr2"><draw:path draw:style-name="gr11" draw:text-style-name="P6" svg:width="0.7449in" svg:height="0.4358in" svg:x="0.0031in" svg:y="0.0083in" svg:viewBox="0 0 1893 1108" svg:d="M0 0c632 0 1262 0 1893 0 0 370 0 738 0 1108-631 0-1261 0-1893 0 0-370 0-738 0-1108z"><text:p/></draw:path><draw:path draw:style-name="gr12" draw:text-style-name="P7" svg:width="0.0709in" svg:height="0.052in" svg:x="0.0839in" svg:y="0in" svg:viewBox="0 0 181 133" svg:d="M23 112c-1 3-4 10-4 12 0 6 6 9 11 9s8-5 11-7c2-4 5-12 6-18 1-5 5-19 6-26 2-6 3-14 5-20 3-12 4-14 13-26 8-12 21-28 44-28 17 0 17 15 17 21 0 18-13 50-17 62-3 9-5 12-5 17 0 16 14 25 28 25 30 0 43-41 43-45s-3-3-5-4c-4 0-4 2-6 5-7 24-19 36-31 36-6 0-7-4-7-11 0-6 1-10 6-24 4-8 17-40 17-56 0-29-23-34-39-34-25 0-42 16-50 26-2-20-19-26-31-26-13 0-21 10-24 16-6 10-11 27-11 30s5 3 6 3c4 0 4-1 6-9 5-17 10-32 22-32 7 0 9 6 9 15 0 6-2 15-5 24-2 7-4 20-6 26-3 13-6 25-9 39z"><text:p/></draw:path><draw:path draw:style-name="gr13" draw:text-style-name="P7" svg:width="0.2205in" svg:height="0.2311in" svg:x="0.0094in" svg:y="0.1012in" svg:viewBox="0 0 561 588" svg:d="M510 588c17-44 34-89 51-133-4 0-7 0-11 0-16 44-61 72-109 85-9 3-51 13-131 13-85 0-170 0-255 0 72-84 143-168 215-252 3-3 4-5 4-6s0-2-3-7c-66-90-131-179-197-268 77 0 154 0 231 0 56 0 95 6 100 6 21 4 58 11 92 33 11 6 38 25 53 59 4 0 7 0 11 0-17-40-34-78-51-118-167 0-332 0-499 0-10 0-10 0-11 2 0 2 0 10 0 15 74 102 148 203 222 305-73 85-145 170-218 254-4 5-4 7-4 9 0 3 4 3 11 3 167 0 332 0 499 0z"><text:p/></draw:path><draw:path draw:style-name="gr14" draw:text-style-name="P7" svg:width="0.0705in" svg:height="0.052in" svg:x="0.0004in" svg:y="0.4008in" svg:viewBox="0 0 180 133" svg:d="M22 112c-2 3-3 10-3 12 0 7 5 9 10 9s8-3 11-6c1-3 4-12 6-19 1-5 4-19 6-26 2-6 3-14 6-20 2-12 3-14 12-26 8-12 21-28 44-28 17 0 17 16 17 21 0 18-12 50-17 63-4 8-5 11-5 16 0 16 13 25 28 25 30 0 43-41 43-45s-4-4-5-4c-5 0-5 2-6 5-6 24-19 36-31 36-6 0-7-4-7-10 0-7 1-11 7-24 4-9 16-41 16-57 0-29-23-34-39-34-25 0-41 16-50 26-3-19-19-26-31-26-14 0-20 10-24 16-6 10-10 28-10 30 0 3 4 3 5 3 3 0 3-1 6-8 5-18 11-33 21-33 8 0 10 6 10 15 0 6-4 15-5 24-2 7-5 20-6 27-3 12-6 26-9 38z"><text:p/></draw:path><draw:path draw:style-name="gr15" draw:text-style-name="P7" svg:width="0.085in" svg:height="0.0307in" svg:x="0.085in" svg:y="0.4071in" svg:viewBox="0 0 217 79" svg:d="M207 14c3 0 10 0 10-7s-7-7-10-7c-65 0-131 0-196 0-4 0-11 0-11 7s7 7 11 7c65 0 131 0 196 0zM207 79c3 0 10 0 10-7s-7-7-10-7c-65 0-131 0-196 0-4 0-11 0-11 7s7 7 11 7c65 0 131 0 196 0z"><text:p/></draw:path><draw:path draw:style-name="gr16" draw:text-style-name="P7" svg:width="0.0421in" svg:height="0.0772in" svg:x="0.1913in" svg:y="0.3748in" svg:viewBox="0 0 108 197" svg:d="M67 8c0-7-1-8-9-8-18 19-46 19-58 19 0 4 0 7 0 11 7 0 26 0 43-8 0 50 0 99 0 150 0 9 0 14-30 14-3 0-7 0-11 0 0 4 0 7 0 11 5-1 42-1 53-1 9 0 46 0 53 1 0-4 0-7 0-11-4 0-8 0-12 0-29 0-29-5-29-14 0-54 0-110 0-164z"><text:p/></draw:path><draw:path draw:style-name="gr17" draw:text-style-name="P7" svg:width="0.1177in" svg:height="0.1161in" svg:x="0.2819in" svg:y="0.1453in" svg:viewBox="0 0 300 296" svg:d="M240 48c22-34 39-35 54-36 6 0 4-5 6-7 0-4-2-5-6-5-11 0-23 1-33 1-15 0-29-1-42-1-3 0-9 0-9 7 0 5 4 5 7 5 11 1 20 6 20 14 0 6-4 11-6 16-44 68-87 138-130 206-10-74-19-148-29-223 0-7 10-13 29-13 6 0 11 0 11-8 0-4-4-4-6-4-17 0-35 1-52 1-8 0-17-1-24-1-8 0-16 0-23 0-2 0-7 0-7 7 0 5 4 5 10 5 24 0 24 5 25 14 11 87 23 173 33 261 2 8 4 9 9 9 7 0 8-2 12-7 50-80 101-161 151-241z"><text:p/></draw:path><draw:path draw:style-name="gr18" draw:text-style-name="P7" svg:width="0.0709in" svg:height="0.052in" svg:x="0.3748in" svg:y="0.2323in" svg:viewBox="0 0 181 133" svg:d="M23 112c-1 3-4 10-4 12 0 6 6 9 11 9s8-5 11-7c1-2 3-12 6-18 1-6 5-19 6-26 2-8 3-14 5-21 3-12 4-14 13-26 8-12 21-27 44-27 17 0 17 15 17 21 0 18-13 50-17 62-3 9-5 11-5 16 0 15 14 26 28 26 30 0 43-41 43-45s-3-3-5-4c-4 0-4 1-6 5-7 24-19 36-31 36-6 0-7-5-7-11 0-7 1-11 6-24 4-8 16-41 16-56 0-29-22-34-38-34-25 0-42 14-50 26-2-20-19-26-31-26-13 0-21 8-24 16-6 10-11 27-11 28 0 4 5 4 6 4 4 0 4 0 6-8 5-17 10-32 22-32 7 0 9 6 9 15 0 5-2 15-5 24-2 8-4 20-6 26-3 13-6 25-9 39z"><text:p/></draw:path><draw:path draw:style-name="gr19" draw:text-style-name="P7" svg:width="0.1102in" svg:height="0.0382in" svg:x="0.5146in" svg:y="0.198in" svg:viewBox="0 0 281 98" svg:d="M267 17c6 0 14 0 14-9 0-8-8-8-14-8-84 0-169 0-253 0-6 0-14 0-14 8 0 9 8 9 14 9 84 0 169 0 253 0zM267 98c6 0 14 0 14-8s-8-8-14-8c-84 0-169 0-253 0-6 0-14 0-14 8s8 8 14 8c84 0 169 0 253 0z"><text:p/></draw:path><draw:path draw:style-name="gr20" draw:text-style-name="P7" svg:width="0.0697in" svg:height="0.1134in" svg:x="0.687in" svg:y="0.148in" svg:viewBox="0 0 178 289" svg:d="M178 145c0-33-3-67-17-98-19-41-54-47-72-47-25 0-55 11-73 49-14 30-16 63-16 96 0 31 2 70 19 102 18 34 49 42 70 42 23 0 55-8 73-49 13-29 16-61 16-95zM89 280c-17 0-42-10-49-51-5-25-5-63-5-89 0-27 0-55 3-78 9-50 40-54 51-54 13 0 42 9 49 50 5 24 5 56 5 82 0 32 0 60-5 88-6 40-30 52-49 52z"><text:p/></draw:path></draw:g></draw:g><text:s/></text:p>
      <text:section text:style-name="Sect2" text:name="Section3">
        <table:table table:name="Table3" table:style-name="Table3">
          <table:table-column table:style-name="Table3.A" table:number-columns-repeated="8"/>
          <table:table-row>
            <table:table-cell table:style-name="Table3.A1" office:value-type="string">
              <text:p text:style-name="OrgTableContentsLeft">Vr1</text:p>
            </table:table-cell>
            <table:table-cell table:style-name="Table3.A1" office:value-type="string">
              <text:p text:style-name="OrgTableContentsLeft">Vr2</text:p>
            </table:table-cell>
            <table:table-cell table:style-name="Table3.A1" office:value-type="string">
              <text:p text:style-name="OrgTableContentsLeft">Vr3</text:p>
            </table:table-cell>
            <table:table-cell table:style-name="Table3.A1" office:value-type="string">
              <text:p text:style-name="OrgTableContentsLeft">Vr4</text:p>
            </table:table-cell>
            <table:table-cell table:style-name="Table3.A1" office:value-type="string">
              <text:p text:style-name="OrgTableContentsLeft">I1</text:p>
            </table:table-cell>
            <table:table-cell table:style-name="Table3.A1" office:value-type="string">
              <text:p text:style-name="OrgTableContentsLeft">I2</text:p>
            </table:table-cell>
            <table:table-cell table:style-name="Table3.A1" office:value-type="string">
              <text:p text:style-name="OrgTableContentsLeft">I3</text:p>
            </table:table-cell>
            <table:table-cell table:style-name="Table3.A1" office:value-type="string">
              <text:p text:style-name="OrgTableContentsLeft">I4</text:p>
            </table:table-cell>
          </table:table-row>
          <table:table-row>
            <table:table-cell table:style-name="Table3.A2" office:value-type="string">
              <text:p text:style-name="OrgTableContentsLeft"/>
            </table:table-cell>
            <table:table-cell table:style-name="Table3.A2" office:value-type="string">
              <text:p text:style-name="OrgTableContentsLeft"/>
            </table:table-cell>
            <table:table-cell table:style-name="Table3.A2" office:value-type="string">
              <text:p text:style-name="OrgTableContentsLeft"/>
            </table:table-cell>
            <table:table-cell table:style-name="Table3.A2" office:value-type="string">
              <text:p text:style-name="OrgTableContentsLeft"/>
            </table:table-cell>
            <table:table-cell table:style-name="Table3.A2" office:value-type="string">
              <text:p text:style-name="OrgTableContentsLeft"/>
            </table:table-cell>
            <table:table-cell table:style-name="Table3.A2" office:value-type="string">
              <text:p text:style-name="OrgTableContentsLeft"/>
            </table:table-cell>
            <table:table-cell table:style-name="Table3.A2" office:value-type="string">
              <text:p text:style-name="OrgTableContentsLeft"/>
            </table:table-cell>
            <table:table-cell table:style-name="Table3.A2" office:value-type="string">
              <text:p text:style-name="OrgTableContentsLeft"/>
            </table:table-cell>
          </table:table-row>
        </table:table>
      </text:section>
      <text:h text:style-name="Heading_20_1" text:outline-level="1"><text:bookmark-start text:name="OrgXref.org9a0f962"/><text:bookmark text:name="org9a0f962"/>Άσκηση 2 <text:bookmark-end text:name="OrgXref.org9a0f962"/></text:h>
      <text:p text:style-name="Text_20_body">Δίνεται κύκλωμα όπου R1=1 kΩ, R2=1.5 kΩ, R3=680 Ω, R4=220 Ω, R5=1 kΩ, R6=1 kΩ </text:p>
      <text:p text:style-name="Text_20_body">Μετρήσεις Εργαστηριακής εγκατάστασης </text:p>
      <text:section text:style-name="Sect2" text:name="Section4">
        <table:table table:name="Table4" table:style-name="Table4">
          <table:table-column table:style-name="Table4.A" table:number-columns-repeated="12"/>
          <text:soft-page-break/>
          <table:table-row>
            <table:table-cell table:style-name="Table4.A1" office:value-type="string">
              <text:p text:style-name="OrgTableContentsLeft">Vr1</text:p>
            </table:table-cell>
            <table:table-cell table:style-name="Table4.A1" office:value-type="string">
              <text:p text:style-name="OrgTableContentsLeft">Vr2</text:p>
            </table:table-cell>
            <table:table-cell table:style-name="Table4.A1" office:value-type="string">
              <text:p text:style-name="OrgTableContentsLeft">Vr3</text:p>
            </table:table-cell>
            <table:table-cell table:style-name="Table4.A1" office:value-type="string">
              <text:p text:style-name="OrgTableContentsLeft">Vr4</text:p>
            </table:table-cell>
            <table:table-cell table:style-name="Table4.A1" office:value-type="string">
              <text:p text:style-name="OrgTableContentsLeft">Vr5</text:p>
            </table:table-cell>
            <table:table-cell table:style-name="Table4.A1" office:value-type="string">
              <text:p text:style-name="OrgTableContentsLeft">Vr6</text:p>
            </table:table-cell>
            <table:table-cell table:style-name="Table4.A1" office:value-type="string">
              <text:p text:style-name="OrgTableContentsLeft">I1</text:p>
            </table:table-cell>
            <table:table-cell table:style-name="Table4.A1" office:value-type="string">
              <text:p text:style-name="OrgTableContentsLeft">I2</text:p>
            </table:table-cell>
            <table:table-cell table:style-name="Table4.A1" office:value-type="string">
              <text:p text:style-name="OrgTableContentsLeft">I3</text:p>
            </table:table-cell>
            <table:table-cell table:style-name="Table4.A1" office:value-type="string">
              <text:p text:style-name="OrgTableContentsLeft">I6</text:p>
            </table:table-cell>
            <table:table-cell table:style-name="Table4.A1" office:value-type="string">
              <text:p text:style-name="OrgTableContentsLeft">I5</text:p>
            </table:table-cell>
            <table:table-cell table:style-name="Table4.A1" office:value-type="string">
              <text:p text:style-name="OrgTableContentsLeft">I6</text:p>
            </table:table-cell>
          </table:table-row>
          <table:table-row>
            <table:table-cell table:style-name="Table4.A2" office:value-type="string">
              <text:p text:style-name="OrgTableContentsLeft"/>
            </table:table-cell>
            <table:table-cell table:style-name="Table4.A2" office:value-type="string">
              <text:p text:style-name="OrgTableContentsLeft"/>
            </table:table-cell>
            <table:table-cell table:style-name="Table4.A2" office:value-type="string">
              <text:p text:style-name="OrgTableContentsLeft"/>
            </table:table-cell>
            <table:table-cell table:style-name="Table4.A2" office:value-type="string">
              <text:p text:style-name="OrgTableContentsLeft"/>
            </table:table-cell>
            <table:table-cell table:style-name="Table4.A2" office:value-type="string">
              <text:p text:style-name="OrgTableContentsLeft"/>
            </table:table-cell>
            <table:table-cell table:style-name="Table4.A2" office:value-type="string">
              <text:p text:style-name="OrgTableContentsLeft"/>
            </table:table-cell>
            <table:table-cell table:style-name="Table4.A2" office:value-type="string">
              <text:p text:style-name="OrgTableContentsLeft"/>
            </table:table-cell>
            <table:table-cell table:style-name="Table4.A2" office:value-type="string">
              <text:p text:style-name="OrgTableContentsLeft"/>
            </table:table-cell>
            <table:table-cell table:style-name="Table4.A2" office:value-type="string">
              <text:p text:style-name="OrgTableContentsLeft"/>
            </table:table-cell>
            <table:table-cell table:style-name="Table4.A2" office:value-type="string">
              <text:p text:style-name="OrgTableContentsLeft"/>
            </table:table-cell>
            <table:table-cell table:style-name="Table4.A2" office:value-type="string">
              <text:p text:style-name="OrgTableContentsLeft"/>
            </table:table-cell>
            <table:table-cell table:style-name="Table4.A2" office:value-type="string">
              <text:p text:style-name="OrgTableContentsLeft"/>
            </table:table-cell>
          </table:table-row>
        </table:table>
      </text:section>
      <text:p text:style-name="Text_20_body">Μετρήσεις Tinkercad </text:p>
      <text:section text:style-name="Sect2" text:name="Section5">
        <table:table table:name="Table5" table:style-name="Table5">
          <table:table-column table:style-name="Table5.A" table:number-columns-repeated="12"/>
          <table:table-row>
            <table:table-cell table:style-name="Table5.A1" office:value-type="string">
              <text:p text:style-name="OrgTableContentsLeft">Vr1</text:p>
            </table:table-cell>
            <table:table-cell table:style-name="Table5.A1" office:value-type="string">
              <text:p text:style-name="OrgTableContentsLeft">Vr2</text:p>
            </table:table-cell>
            <table:table-cell table:style-name="Table5.A1" office:value-type="string">
              <text:p text:style-name="OrgTableContentsLeft">Vr3</text:p>
            </table:table-cell>
            <table:table-cell table:style-name="Table5.A1" office:value-type="string">
              <text:p text:style-name="OrgTableContentsLeft">Vr4</text:p>
            </table:table-cell>
            <table:table-cell table:style-name="Table5.A1" office:value-type="string">
              <text:p text:style-name="OrgTableContentsLeft">Vr5</text:p>
            </table:table-cell>
            <table:table-cell table:style-name="Table5.A1" office:value-type="string">
              <text:p text:style-name="OrgTableContentsLeft">Vr6</text:p>
            </table:table-cell>
            <table:table-cell table:style-name="Table5.A1" office:value-type="string">
              <text:p text:style-name="OrgTableContentsLeft">I1</text:p>
            </table:table-cell>
            <table:table-cell table:style-name="Table5.A1" office:value-type="string">
              <text:p text:style-name="OrgTableContentsLeft">I2</text:p>
            </table:table-cell>
            <table:table-cell table:style-name="Table5.A1" office:value-type="string">
              <text:p text:style-name="OrgTableContentsLeft">I3</text:p>
            </table:table-cell>
            <table:table-cell table:style-name="Table5.A1" office:value-type="string">
              <text:p text:style-name="OrgTableContentsLeft">I6</text:p>
            </table:table-cell>
            <table:table-cell table:style-name="Table5.A1" office:value-type="string">
              <text:p text:style-name="OrgTableContentsLeft">I5</text:p>
            </table:table-cell>
            <table:table-cell table:style-name="Table5.A1" office:value-type="string">
              <text:p text:style-name="OrgTableContentsLeft">I6</text:p>
            </table:table-cell>
          </table:table-row>
          <table:table-row>
            <table:table-cell table:style-name="Table5.A2" office:value-type="string">
              <text:p text:style-name="OrgTableContentsLeft"/>
            </table:table-cell>
            <table:table-cell table:style-name="Table5.A2" office:value-type="string">
              <text:p text:style-name="OrgTableContentsLeft"/>
            </table:table-cell>
            <table:table-cell table:style-name="Table5.A2" office:value-type="string">
              <text:p text:style-name="OrgTableContentsLeft"/>
            </table:table-cell>
            <table:table-cell table:style-name="Table5.A2" office:value-type="string">
              <text:p text:style-name="OrgTableContentsLeft"/>
            </table:table-cell>
            <table:table-cell table:style-name="Table5.A2" office:value-type="string">
              <text:p text:style-name="OrgTableContentsLeft"/>
            </table:table-cell>
            <table:table-cell table:style-name="Table5.A2" office:value-type="string">
              <text:p text:style-name="OrgTableContentsLeft"/>
            </table:table-cell>
            <table:table-cell table:style-name="Table5.A2" office:value-type="string">
              <text:p text:style-name="OrgTableContentsLeft"/>
            </table:table-cell>
            <table:table-cell table:style-name="Table5.A2" office:value-type="string">
              <text:p text:style-name="OrgTableContentsLeft"/>
            </table:table-cell>
            <table:table-cell table:style-name="Table5.A2" office:value-type="string">
              <text:p text:style-name="OrgTableContentsLeft"/>
            </table:table-cell>
            <table:table-cell table:style-name="Table5.A2" office:value-type="string">
              <text:p text:style-name="OrgTableContentsLeft"/>
            </table:table-cell>
            <table:table-cell table:style-name="Table5.A2" office:value-type="string">
              <text:p text:style-name="OrgTableContentsLeft"/>
            </table:table-cell>
            <table:table-cell table:style-name="Table5.A2" office:value-type="string">
              <text:p text:style-name="OrgTableContentsLeft"/>
            </table:table-cell>
          </table:table-row>
        </table:table>
      </text:section>
      <text:p text:style-name="Text_20_body">Μετρήσεις Θεωριτικής επίλυσης κυκλώματος </text:p>
      <text:section text:style-name="Sect2" text:name="Section6">
        <table:table table:name="Table6" table:style-name="Table6">
          <table:table-column table:style-name="Table6.A" table:number-columns-repeated="12"/>
          <table:table-row>
            <table:table-cell table:style-name="Table6.A1" office:value-type="string">
              <text:p text:style-name="OrgTableContentsLeft">Vr1</text:p>
            </table:table-cell>
            <table:table-cell table:style-name="Table6.A1" office:value-type="string">
              <text:p text:style-name="OrgTableContentsLeft">Vr2</text:p>
            </table:table-cell>
            <table:table-cell table:style-name="Table6.A1" office:value-type="string">
              <text:p text:style-name="OrgTableContentsLeft">Vr3</text:p>
            </table:table-cell>
            <table:table-cell table:style-name="Table6.A1" office:value-type="string">
              <text:p text:style-name="OrgTableContentsLeft">Vr4</text:p>
            </table:table-cell>
            <table:table-cell table:style-name="Table6.A1" office:value-type="string">
              <text:p text:style-name="OrgTableContentsLeft">Vr5</text:p>
            </table:table-cell>
            <table:table-cell table:style-name="Table6.A1" office:value-type="string">
              <text:p text:style-name="OrgTableContentsLeft">Vr6</text:p>
            </table:table-cell>
            <table:table-cell table:style-name="Table6.A1" office:value-type="string">
              <text:p text:style-name="OrgTableContentsLeft">I1</text:p>
            </table:table-cell>
            <table:table-cell table:style-name="Table6.A1" office:value-type="string">
              <text:p text:style-name="OrgTableContentsLeft">I2</text:p>
            </table:table-cell>
            <table:table-cell table:style-name="Table6.A1" office:value-type="string">
              <text:p text:style-name="OrgTableContentsLeft">I3</text:p>
            </table:table-cell>
            <table:table-cell table:style-name="Table6.A1" office:value-type="string">
              <text:p text:style-name="OrgTableContentsLeft">I6</text:p>
            </table:table-cell>
            <table:table-cell table:style-name="Table6.A1" office:value-type="string">
              <text:p text:style-name="OrgTableContentsLeft">I5</text:p>
            </table:table-cell>
            <table:table-cell table:style-name="Table6.A1" office:value-type="string">
              <text:p text:style-name="OrgTableContentsLeft">I6</text:p>
            </table:table-cell>
          </table:table-row>
          <table:table-row>
            <table:table-cell table:style-name="Table6.A2" office:value-type="string">
              <text:p text:style-name="OrgTableContentsLeft"/>
            </table:table-cell>
            <table:table-cell table:style-name="Table6.A2" office:value-type="string">
              <text:p text:style-name="OrgTableContentsLeft"/>
            </table:table-cell>
            <table:table-cell table:style-name="Table6.A2" office:value-type="string">
              <text:p text:style-name="OrgTableContentsLeft"/>
            </table:table-cell>
            <table:table-cell table:style-name="Table6.A2" office:value-type="string">
              <text:p text:style-name="OrgTableContentsLeft"/>
            </table:table-cell>
            <table:table-cell table:style-name="Table6.A2" office:value-type="string">
              <text:p text:style-name="OrgTableContentsLeft"/>
            </table:table-cell>
            <table:table-cell table:style-name="Table6.A2" office:value-type="string">
              <text:p text:style-name="OrgTableContentsLeft"/>
            </table:table-cell>
            <table:table-cell table:style-name="Table6.A2" office:value-type="string">
              <text:p text:style-name="OrgTableContentsLeft"/>
            </table:table-cell>
            <table:table-cell table:style-name="Table6.A2" office:value-type="string">
              <text:p text:style-name="OrgTableContentsLeft"/>
            </table:table-cell>
            <table:table-cell table:style-name="Table6.A2" office:value-type="string">
              <text:p text:style-name="OrgTableContentsLeft"/>
            </table:table-cell>
            <table:table-cell table:style-name="Table6.A2" office:value-type="string">
              <text:p text:style-name="OrgTableContentsLeft"/>
            </table:table-cell>
            <table:table-cell table:style-name="Table6.A2" office:value-type="string">
              <text:p text:style-name="OrgTableContentsLeft"/>
            </table:table-cell>
            <table:table-cell table:style-name="Table6.A2" office:value-type="string">
              <text:p text:style-name="OrgTableContentsLeft"/>
            </table:table-cell>
          </table:table-row>
        </table:table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Droid Sans Devanagari" svg:font-family="'Droid Sans Devanagar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>
        <style:tab-stops>
          <style:tab-stop style:position="6.6929in" style:type="right"/>
        </style:tab-stops>
      </style:paragraph-properties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in" fo:margin-bottom="0in" style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in" fo:margin-bottom="0in" style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OrgFootnoteQuotations" style:family="paragraph" style:parent-style-name="Footnote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in" fo:border="none" style:shadow="none"/>
    </style:style>
    <style:style style:name="OrgClock" style:family="paragraph" style:parent-style-name="Text_20_body">
      <style:paragraph-properties fo:margin-top="0in" fo:margin-bottom="0in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193in" fo:border="0.06pt solid #000000" style:shadow="none"/>
    </style:style>
    <style:style style:name="OrgFixedWidthBlockLastLine" style:family="paragraph" style:parent-style-name="OrgFixedWidthBlock">
      <style:paragraph-properties fo:margin-top="0in" fo:margin-bottom="0.0827in" style:contextual-spacing="false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>
      <style:paragraph-properties fo:margin-top="0in" fo:margin-bottom="0.0827in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style:contextual-spacing="false" style:page-number="auto" fo:padding="0in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in" style:rel-width="100%" fo:min-height="0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draw:fill="none" draw:fill-color="#729fcf" fo:padding="0in" fo:border="none" style:shadow="none" draw:shadow-opacity="100%"/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style:shadow="none" draw:shadow-opacity="100%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0591in" fo:border="0.26pt solid #000000" style:shadow="none" draw:shadow-opacity="100%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25in" text:min-label-width="0.25in"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25in" text:min-label-width="0.25in"/>
        <style:text-properties fo:font-family="StarSymbol" style:font-charset="x-symbol"/>
      </text:list-level-style-bullet>
      <text:list-level-style-bullet text:level="2" text:style-name="Bullet_5f_20_5f_Symbols" loext:num-list-format="%2%." style:num-suffix=".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5f_20_5f_Symbols" loext:num-list-format="%3%." style:num-suffix=".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5f_20_5f_Symbols" loext:num-list-format="%4%." style:num-suffix=".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5f_20_5f_Symbols" loext:num-list-format="%5%." style:num-suffix=".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5f_20_5f_Symbols" loext:num-list-format="%6%." style:num-suffix=".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5f_20_5f_Symbols" loext:num-list-format="%7%." style:num-suffix=".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5f_20_5f_Symbols" loext:num-list-format="%8%." style:num-suffix=".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5f_20_5f_Symbols" loext:num-list-format="%9%." style:num-suffix=".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5f_20_5f_Symbols" loext:num-list-format="%10%." style:num-suffix=".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25in"/>
      </text:list-level-style-number>
      <text:list-level-style-number text:level="2" loext:num-list-format="%2%" style:num-format="">
        <style:list-level-properties text:space-before="0.5in"/>
      </text:list-level-style-number>
      <text:list-level-style-number text:level="3" loext:num-list-format="%3%" style:num-format="">
        <style:list-level-properties text:space-before="0.75in"/>
      </text:list-level-style-number>
      <text:list-level-style-number text:level="4" loext:num-list-format="%4%" style:num-format="">
        <style:list-level-properties text:space-before="1in"/>
      </text:list-level-style-number>
      <text:list-level-style-number text:level="5" loext:num-list-format="%5%" style:num-format="">
        <style:list-level-properties text:space-before="1.25in"/>
      </text:list-level-style-number>
      <text:list-level-style-number text:level="6" loext:num-list-format="%6%" style:num-format="">
        <style:list-level-properties text:space-before="1.5in"/>
      </text:list-level-style-number>
      <text:list-level-style-number text:level="7" loext:num-list-format="%7%" style:num-format="">
        <style:list-level-properties text:space-before="1.75in"/>
      </text:list-level-style-number>
      <text:list-level-style-number text:level="8" loext:num-list-format="%8%" style:num-format="">
        <style:list-level-properties text:space-before="2in"/>
      </text:list-level-style-number>
      <text:list-level-style-number text:level="9" loext:num-list-format="%9%" style:num-format="">
        <style:list-level-properties text:space-before="2.25in"/>
      </text:list-level-style-number>
      <text:list-level-style-number text:level="10" loext:num-list-format="%10%" style:num-format="">
        <style:list-level-properties text:space-before="2.5in"/>
      </text:list-level-style-number>
    </text:list-style>
    <text:list-style style:name="OrgSrcBlockNumberedLine">
      <text:list-level-style-number text:level="1" loext:num-list-format="%1%" style:num-format="1">
        <style:list-level-properties text:space-before="0.25in" text:min-label-width="0.25in" text:min-label-distance="0.0398in" fo:text-align="end"/>
      </text:list-level-style-number>
      <text:list-level-style-number text:level="2" loext:num-list-format="%2%" style:num-format="1">
        <style:list-level-properties text:space-before="0.5in" text:min-label-width="0.25in" text:min-label-distance="0.0398in" fo:text-align="end"/>
      </text:list-level-style-number>
      <text:list-level-style-number text:level="3" loext:num-list-format="%3%" style:num-format="1">
        <style:list-level-properties text:space-before="0.75in" text:min-label-width="0.25in" text:min-label-distance="0.0398in" fo:text-align="end"/>
      </text:list-level-style-number>
      <text:list-level-style-number text:level="4" loext:num-list-format="%4%" style:num-format="1">
        <style:list-level-properties text:space-before="1in" text:min-label-width="0.25in" text:min-label-distance="0.0398in" fo:text-align="end"/>
      </text:list-level-style-number>
      <text:list-level-style-number text:level="5" loext:num-list-format="%5%" style:num-format="1">
        <style:list-level-properties text:space-before="1.25in" text:min-label-width="0.25in" text:min-label-distance="0.0398in" fo:text-align="end"/>
      </text:list-level-style-number>
      <text:list-level-style-number text:level="6" loext:num-list-format="%6%" style:num-format="1">
        <style:list-level-properties text:space-before="1.5in" text:min-label-width="0.25in" text:min-label-distance="0.0398in" fo:text-align="end"/>
      </text:list-level-style-number>
      <text:list-level-style-number text:level="7" loext:num-list-format="%7%" style:num-format="1">
        <style:list-level-properties text:space-before="1.75in" text:min-label-width="0.25in" text:min-label-distance="0.0398in" fo:text-align="end"/>
      </text:list-level-style-number>
      <text:list-level-style-number text:level="8" loext:num-list-format="%8%" style:num-format="1">
        <style:list-level-properties text:space-before="2in" text:min-label-width="0.25in" text:min-label-distance="0.0398in" fo:text-align="end"/>
      </text:list-level-style-number>
      <text:list-level-style-number text:level="9" loext:num-list-format="%9%" style:num-format="1">
        <style:list-level-properties text:space-before="2.25in" text:min-label-width="0.25in" text:min-label-distance="0.0398in" fo:text-align="end"/>
      </text:list-level-style-number>
      <text:list-level-style-number text:level="10" loext:num-list-format="%10%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OrgTitlePage" style:page-layout-name="Mpm2" draw:style-name="Mdp1" style:next-style-name="OrgFrontMatterPage"/>
    <style:master-page style:name="OrgFrontMatterPage" style:page-layout-name="Mpm3" draw:style-name="Mdp1">
      <style:footer>
        <text:p text:style-name="MP1"><text:page-number text:select-page="current">0</text:page-number></text:p>
      </style:footer>
    </style:master-page>
    <style:master-page style:name="OrgFirstPage" style:page-layout-name="Mpm4" draw:style-name="Mdp2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 draw:style-name="Mdp1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Τοροσιάν Νικόλας ΤΜ6220</meta:initial-creator>
    <dc:date>2022-11-04T14:38:09.382537529</dc:date>
    <meta:creation-date>2022-11-04T14:11:24</meta:creation-date>
    <meta:generator>LibreOffice/7.3.7.2$Linux_X86_64 LibreOffice_project/30$Build-2</meta:generator>
    <meta:keyword/>
    <dc:subject/>
    <dc:title>Μέτρηση Ωμικής Αντίστασης, ρεύματος και τάσης</dc:title>
    <meta:editing-duration>PT3M29S</meta:editing-duration>
    <meta:editing-cycles>1</meta:editing-cycles>
    <meta:document-statistic meta:table-count="6" meta:image-count="0" meta:object-count="0" meta:page-count="2" meta:paragraph-count="99" meta:word-count="154" meta:character-count="731" meta:non-whitespace-character-count="656"/>
  </office:meta>
</office:document-meta>
</file>